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Gases 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Medicamentos </text:p>
          </table:table-cell>
          <table:table-cell office:value-type="float" office:value="22216" calcext:value-type="float">
            <text:p>22216</text:p>
          </table:table-cell>
          <table:table-cell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Metales Pesados 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Metanol 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3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Otras Sustancias químicas </text:p>
          </table:table-cell>
          <table:table-cell office:value-type="float" office:value="5351" calcext:value-type="float">
            <text:p>5351</text:p>
          </table:table-cell>
          <table:table-cell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Plaguicidas </text:p>
          </table:table-cell>
          <table:table-cell office:value-type="float" office:value="6561" calcext:value-type="float">
            <text:p>6561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olventes </text:p>
          </table:table-cell>
          <table:table-cell office:value-type="float" office:value="1078" calcext:value-type="float">
            <text:p>1078</text:p>
          </table:table-cell>
          <table:table-cell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Sustancias Psicoactivas </text:p>
          </table:table-cell>
          <table:table-cell office:value-type="float" office:value="8140" calcext:value-type="float">
            <text:p>814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formula="of:=SUM([.D1:.D8])" office:value-type="float" office:value="44559" calcext:value-type="float">
            <text:p>4455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0267" calcext:value-type="float">
            <text:p>30267</text:p>
          </table:table-cell>
          <table:table-cell table:style-name="Default" office:value-type="float" office:value="31260" calcext:value-type="float">
            <text:p>31260</text:p>
          </table:table-cell>
          <table:table-cell table:formula="of:=[.C11]-[.B11] + 1" office:value-type="float" office:value="994" calcext:value-type="float">
            <text:p>994</text:p>
          </table:table-cell>
          <table:table-cell office:value-type="string" calcext:value-type="string">
            <text:p>Meta total</text:p>
          </table:table-cell>
        </table:table-row>
        <table:table-row table:style-name="ro1">
          <table:table-cell/>
          <table:table-cell office:value-type="float" office:value="43395" calcext:value-type="float">
            <text:p>43395</text:p>
          </table:table-cell>
          <table:table-cell table:style-name="Default" office:value-type="float" office:value="43861" calcext:value-type="float">
            <text:p>43861</text:p>
          </table:table-cell>
          <table:table-cell table:formula="of:=[.C12]-[.B12] +1" office:value-type="float" office:value="467" calcext:value-type="float">
            <text:p>46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Default" office:value-type="float" office:value="210" calcext:value-type="float">
            <text:p>210</text:p>
          </table:table-cell>
          <table:table-cell table:formula="of:=[.C13]-[.B13] +1"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228" calcext:value-type="float">
            <text:p>35228</text:p>
          </table:table-cell>
          <table:table-cell table:style-name="Default" office:value-type="float" office:value="35247" calcext:value-type="float">
            <text:p>35247</text:p>
          </table:table-cell>
          <table:table-cell table:formula="of:=[.C14]-[.B14] +1" office:value-type="float" office:value="20" calcext:value-type="float">
            <text:p>20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formula="of:=[.D11]-SUM([.D12:.D14])" office:value-type="float" office:value="391" calcext:value-type="float">
            <text:p>391</text:p>
          </table:table-cell>
          <table:table-cell office:value-type="string" calcext:value-type="string">
            <text:p>CHE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3:08:52.530000000</meta:creation-date>
    <dc:date>2024-04-21T14:16:46.976000000</dc:date>
    <meta:editing-duration>PT1H7M54S</meta:editing-duration>
    <meta:editing-cycles>2</meta:editing-cycles>
    <meta:generator>LibreOffice/7.5.5.2$Windows_X86_64 LibreOffice_project/ca8fe7424262805f223b9a2334bc7181abbcbf5e</meta:generator>
    <meta:document-statistic meta:table-count="1" meta:cell-count="43" meta:object-count="0"/>
  </office:meta>
</office:document-meta>
</file>